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b0173" officeooo:paragraph-rsid="001b0173"/>
    </style:style>
    <style:style style:name="P2" style:family="paragraph" style:parent-style-name="Standard">
      <style:text-properties style:text-underline-style="solid" style:text-underline-width="auto" style:text-underline-color="font-color" officeooo:rsid="001bdfdf" officeooo:paragraph-rsid="001bdfdf"/>
    </style:style>
    <style:style style:name="P3" style:family="paragraph" style:parent-style-name="Standard">
      <style:text-properties style:text-underline-style="solid" style:text-underline-width="auto" style:text-underline-color="font-color" officeooo:rsid="001df66f" officeooo:paragraph-rsid="001df66f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1e8f50" officeooo:paragraph-rsid="001e8f50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f31dc" officeooo:paragraph-rsid="001f31dc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241e0d" officeooo:paragraph-rsid="00241e0d" style:font-weight-asian="normal" style:font-weight-complex="normal"/>
    </style:style>
    <style:style style:name="P7" style:family="paragraph" style:parent-style-name="Standard">
      <style:text-properties style:text-underline-style="none" officeooo:rsid="001b0173" officeooo:paragraph-rsid="001b0173"/>
    </style:style>
    <style:style style:name="P8" style:family="paragraph" style:parent-style-name="Standard">
      <style:text-properties style:text-underline-style="none" officeooo:rsid="001bdfdf" officeooo:paragraph-rsid="001bdfdf"/>
    </style:style>
    <style:style style:name="P9" style:family="paragraph" style:parent-style-name="Standard">
      <style:text-properties style:text-underline-style="none" fo:font-weight="normal" officeooo:rsid="001df66f" officeooo:paragraph-rsid="001df66f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e8f50" officeooo:paragraph-rsid="001e8f50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f31dc" officeooo:paragraph-rsid="001f31dc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0df26" officeooo:paragraph-rsid="0020df26" style:font-weight-asian="normal" style:font-weight-complex="normal"/>
    </style:style>
    <style:style style:name="P13" style:family="paragraph" style:parent-style-name="Standard">
      <style:paragraph-properties fo:break-before="page" fo:padding-left="0in" fo:padding-right="0in" fo:padding-top="0in" fo:padding-bottom="0.0291in" fo:border-left="none" fo:border-right="none" fo:border-top="none" fo:border-bottom="0.06pt solid #000000" style:join-border="false"/>
      <style:text-properties style:text-underline-style="none" fo:font-weight="normal" officeooo:rsid="001df66f" officeooo:paragraph-rsid="001f31dc" style:font-weight-asian="normal" style:font-weight-complex="normal"/>
    </style:style>
    <style:style style:name="P1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underline-style="none" fo:font-weight="normal" officeooo:rsid="001df66f" officeooo:paragraph-rsid="001f31dc" style:font-weight-asian="normal" style:font-weight-complex="normal"/>
    </style:style>
    <style:style style:name="T1" style:family="text">
      <style:text-properties officeooo:rsid="001b017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c8cd7"/>
    </style:style>
    <style:style style:name="T5" style:family="text">
      <style:text-properties style:text-underline-style="non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20df26"/>
    </style:style>
    <style:style style:name="T8" style:family="text">
      <style:text-properties style:text-underline-style="solid" style:text-underline-width="auto" style:text-underline-color="font-color" officeooo:rsid="00223139"/>
    </style:style>
    <style:style style:name="T9" style:family="text">
      <style:text-properties officeooo:rsid="0020df26"/>
    </style:style>
    <style:style style:name="T10" style:family="text">
      <style:text-properties officeooo:rsid="002231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 calendar program that allows <text:span text:style-name="T2">users</text:span> to browse each othe<text:span text:style-name="T1">r</text:span>’s <text:span text:style-name="T2">calendars </text:span>and to book common <text:span text:style-name="T2">appointments </text:span>shall be developed. The program has a database which keeps track of the <text:span text:style-name="T2">users</text:span> and their <text:span text:style-name="T2">calendars</text:span>. You use the <text:span text:style-name="T2">calendar </text:span>to store data concerning <text:span text:style-name="T2">appointments</text:span>. An <text:span text:style-name="T2">appointment </text:span>starts and ends at a given <text:span text:style-name="T3">time</text:span><text:span text:style-name="T2"> </text:span>on a given <text:span text:style-name="T3">day</text:span><text:span text:style-name="T2"> </text:span>and is described by a <text:span text:style-name="T3">text</text:span>. You may specify that you wish to be reminded of an <text:span text:style-name="T2">appointment</text:span>. <text:span text:style-name="T2">Reminders </text:span>are of different <text:span text:style-name="T2">kinds</text:span>: a signal in the computer’s loudspeaker, a pop-up window with the description of the meeting, or an e-mail containing the description. You may, for each <text:span text:style-name="T2">reminder</text:span>, specify how long before the appointment that you wish to be reminded. Develop an E/R model of the database.</text:p>
      <text:p text:style-name="Standard"/>
      <text:p text:style-name="P1">ENTITIES</text:p>
      <text:p text:style-name="P7">Users</text:p>
      <text:p text:style-name="P7">Calendars</text:p>
      <text:p text:style-name="P7">Appointments</text:p>
      <text:p text:style-name="P7">Reminders</text:p>
      <text:p text:style-name="P7"/>
      <text:p text:style-name="P2">ATTRIBUTES</text:p>
      <text:p text:style-name="P8">User</text:p>
      <text:p text:style-name="P8">Calendar</text:p>
      <text:p text:style-name="P8">Appointment(date, start, end, desc)</text:p>
      <text:p text:style-name="P8">Reminder(timeBefore<text:span text:style-name="T4">)</text:span></text:p>
      <text:p text:style-name="P8"/>
      <text:p text:style-name="P3">RELATIONS</text:p>
      <text:p text:style-name="P9">User has Calendar</text:p>
      <text:p text:style-name="P9">Calendar has Appointments</text:p>
      <text:p text:style-name="P9">Appointment has Reminder</text:p>
      <text:p text:style-name="P14">Reminder has Kinds</text:p>
      <text:p text:style-name="P14"/>
      <text:p text:style-name="P13"/>
      <text:p text:style-name="P14">A TV company wishes to develop a database to store data about the TV <text:span text:style-name="T2">series </text:span>that the company produces. The data includes information regarding <text:span text:style-name="T2">actors</text:span> who play in the <text:span text:style-name="T2">series</text:span>, and <text:span text:style-name="T2">directors</text:span> who direct the <text:span text:style-name="T2">episodes</text:span> of the <text:span text:style-name="T2">series</text:span>. <text:span text:style-name="T2">Actors</text:span> and <text:span text:style-name="T2">directors</text:span> are employed by the company. The TV <text:span text:style-name="T2">series</text:span> are divided into <text:span text:style-name="T2">episodes</text:span>. Each <text:span text:style-name="T2">episode</text:span> may be transmitted at several <text:span text:style-name="T2">occasions</text:span>. An <text:span text:style-name="T2">actor</text:span> is hired to participate in a <text:span text:style-name="T2">series</text:span>, but may participate in many <text:span text:style-name="T2">series</text:span>. Each <text:span text:style-name="T2">episode</text:span> of a <text:span text:style-name="T2">series</text:span> is directed by one of the <text:span text:style-name="T2">directors</text:span>, but different <text:span text:style-name="T2">episodes</text:span> may be directed by different <text:span text:style-name="T2">directors</text:span>. Examples of database queries: • Which <text:span text:style-name="T2">actors</text:span> play in the <text:span text:style-name="T2">series</text:span> Big Sister? • In which <text:span text:style-name="T2">series</text:span> does the <text:span text:style-name="T2">actor</text:span> Bertil Bom participate? • Which <text:span text:style-name="T2">actors</text:span> participate in more than one <text:span text:style-name="T2">series</text:span>? • How many times has the first <text:span text:style-name="T2">episode</text:span> of the <text:span text:style-name="T2">series</text:span> Wild Lies been transmitted? At which times? • How many <text:span text:style-name="T2">directors</text:span> are employed by the company? • Which <text:span text:style-name="T2">director</text:span> has directed the greatest number of <text:span text:style-name="T2">episodes</text:span>? Develop an E/R model of this system. Find attributes of the entity sets. Determine which of the attributes that can be used as primary keys.</text:p>
      <text:p text:style-name="P9"/>
      <text:p text:style-name="P4">ENTITIES</text:p>
      <text:p text:style-name="P10">Series</text:p>
      <text:p text:style-name="P10">Actors</text:p>
      <text:p text:style-name="P10">Directors</text:p>
      <text:p text:style-name="P10">Episodes</text:p>
      <text:p text:style-name="P10"/>
      <text:p text:style-name="P5">ATTRIBUTES</text:p>
      <text:p text:style-name="P11">Series(<text:span text:style-name="T6">name</text:span>)</text:p>
      <text:p text:style-name="P12">Actors(<text:span text:style-name="T6">name</text:span>)</text:p>
      <text:p text:style-name="P12">Directors(<text:span text:style-name="T6">name</text:span>)</text:p>
      <text:p text:style-name="P12">Episodes(<text:span text:style-name="T6">epNo</text:span>, <text:span text:style-name="T8">seriesName</text:span>, director)</text:p>
      <text:p text:style-name="P12"/>
      <text:p text:style-name="P6">RELATIONS</text:p>
      <text:p text:style-name="P6"><text:span text:style-name="T5">Series have Episodes</text:span></text:p>
      <text:p text:style-name="P6"><text:span text:style-name="T5">Actors stars in Series</text:span></text:p>
      <text:p text:style-name="P6"><text:span text:style-name="T5">Directors direct Episodes</text:span></text:p>
      <text:p text:style-name="P6"><text:span text:style-name="T5"/></text:p>
      <text:p text:style-name="P6"><text:span text:style-name="T5"/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3:15:56.407264784</meta:creation-date>
    <dc:date>2020-02-18T16:34:55.443384014</dc:date>
    <meta:editing-duration>PT1H1M7S</meta:editing-duration>
    <meta:editing-cycles>5</meta:editing-cycles>
    <meta:generator>LibreOffice/6.2.8.2$Linux_X86_64 LibreOffice_project/20$Build-2</meta:generator>
    <meta:document-statistic meta:table-count="0" meta:image-count="0" meta:object-count="0" meta:page-count="2" meta:paragraph-count="31" meta:word-count="364" meta:character-count="2243" meta:non-whitespace-character-count="1910"/>
  </office:meta>
</office:document-meta>
</file>